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 style:data-style-name="N2" text:time-value="19:44:12.6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5-28T21:34:22.465000000</dc:date>
    <meta:editing-cycles>397</meta:editing-cycles>
    <meta:editing-duration>P5DT4H36M41S</meta:editing-duration>
    <meta:document-statistic meta:table-count="2" meta:cell-count="7111" meta:object-count="0"/>
  </office:meta>
</office:document-meta>
</file>